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Normal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3cm" fo:min-width="3.25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51cm" fo:min-width="4.13cm"/>
      <style:paragraph-properties style:writing-mode="lr-tb"/>
    </style:style>
    <style:style style:name="gr3" style:family="graphic" style:parent-style-name="objectwithoutfill">
      <style:graphic-properties draw:marker-end="Pontas_20_das_20_setas_20_2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4cm" fo:min-width="3.3cm"/>
      <style:paragraph-properties style:writing-mode="lr-tb"/>
    </style:style>
    <style:style style:name="gr5" style:family="graphic" style:parent-style-name="objectwithoutfill">
      <style:graphic-properties draw:marker-end="Pontas_20_das_20_setas_20_4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85cm" fo:min-width="6cm"/>
      <style:paragraph-properties style:writing-mode="lr-tb"/>
    </style:style>
    <style:style style:name="gr7" style:family="graphic" style:parent-style-name="objectwithoutfill">
      <style:graphic-properties draw:marker-end="Pontas_20_das_20_setas_20_6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9" style:family="graphic" style:parent-style-name="objectwithoutfill">
      <style:graphic-properties draw:marker-end="Pontas_20_das_20_setas_20_7" draw:marker-end-width="0.3cm" draw:fill="none" draw:textarea-vertical-align="middle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0.9cm" fo:min-width="5.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76cm" fo:min-width="1.5cm"/>
      <style:paragraph-properties style:writing-mode="lr-tb"/>
    </style:style>
    <style:style style:name="gr12" style:family="graphic" style:parent-style-name="objectwithoutfill">
      <style:graphic-properties draw:marker-end="Pontas_20_das_20_setas_20_8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65cm" fo:min-width="2.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676cm" fo:min-width="1.7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25cm" fo:min-width="3.7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75cm" fo:min-width="1.7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5cm" fo:min-width="1.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35cm" fo:min-width="1.426cm"/>
      <style:paragraph-properties style:writing-mode="lr-tb"/>
    </style:style>
    <style:style style:name="gr19" style:family="graphic" style:parent-style-name="objectwithoutfill">
      <style:graphic-properties draw:marker-end="Pontas_20_das_20_setas_20_20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1cm" fo:min-width="2cm"/>
      <style:paragraph-properties style:writing-mode="lr-tb"/>
    </style:style>
    <style:style style:name="gr21" style:family="graphic" style:parent-style-name="objectwithoutfill">
      <style:graphic-properties draw:marker-end="Pontas_20_das_20_setas_20_22" draw:marker-end-width="0.3cm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476cm" fo:min-width="1.476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75cm" fo:min-width="1.25cm"/>
      <style:paragraph-properties style:writing-mode="lr-tb"/>
    </style:style>
    <style:style style:name="gr24" style:family="graphic" style:parent-style-name="objectwithoutfill">
      <style:graphic-properties draw:marker-end="Pontas_20_das_20_setas_20_26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1.2cm" fo:min-width="3.8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25cm" fo:min-width="0.726cm"/>
      <style:paragraph-properties style:writing-mode="lr-tb"/>
    </style:style>
    <style:style style:name="gr27" style:family="graphic" style:parent-style-name="objectwithoutfill">
      <style:graphic-properties draw:marker-end="Pontas_20_das_20_setas_20_30" draw:marker-end-width="0.3cm" draw:fill="none" draw:textarea-vertical-align="middle"/>
    </style:style>
    <style:style style:name="gr28" style:family="graphic" style:parent-style-name="objectwithoutfill">
      <style:graphic-properties draw:marker-end="Pontas_20_das_20_setas_20_31" draw:marker-end-width="0.3cm" draw:fill="none" draw:textarea-vertical-align="middle"/>
    </style:style>
    <style:style style:name="gr29" style:family="graphic" style:parent-style-name="standard">
      <style:graphic-properties svg:stroke-color="#eeeeee" draw:fill-color="#dddddd" draw:textarea-horizontal-align="justify" draw:textarea-vertical-align="middle" draw:auto-grow-height="false" fo:min-height="0.25cm" fo:min-width="0.75cm"/>
      <style:paragraph-properties style:writing-mode="lr-tb"/>
    </style:style>
    <style:style style:name="gr30" style:family="graphic" style:parent-style-name="objectwithoutfill">
      <style:graphic-properties draw:marker-end="Pontas_20_das_20_setas_20_32" draw:marker-end-width="0.3cm" draw:fill="none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 fo:min-height="0.812cm" fo:min-width="1.798cm"/>
      <style:paragraph-properties style:writing-mode="lr-tb"/>
    </style:style>
    <style:style style:name="gr32" style:family="graphic" style:parent-style-name="objectwithoutfill">
      <style:graphic-properties draw:marker-end="Pontas_20_das_20_setas_20_37" draw:marker-end-width="0.3cm" draw:fill="none" draw:textarea-vertical-align="middle"/>
    </style:style>
    <style:style style:name="gr33" style:family="graphic" style:parent-style-name="objectwithoutfill">
      <style:graphic-properties draw:marker-end="Pontas_20_das_20_setas_20_38" draw:marker-end-width="0.3cm" draw:fill="none" draw:textarea-vertical-align="middle"/>
    </style:style>
    <style:style style:name="gr34" style:family="graphic" style:parent-style-name="objectwithoutfill">
      <style:graphic-properties draw:marker-end="Pontas_20_das_20_setas_20_39" draw:marker-end-width="0.3cm" draw:fill="none" draw:textarea-vertical-align="middle"/>
    </style:style>
    <style:style style:name="gr35" style:family="graphic" style:parent-style-name="objectwithoutfill">
      <style:graphic-properties draw:marker-end="Pontas_20_das_20_setas_20_40" draw:marker-end-width="0.3cm" draw:fill="none" draw:textarea-vertical-align="middle"/>
    </style:style>
    <style:style style:name="gr36" style:family="graphic" style:parent-style-name="objectwithoutfill">
      <style:graphic-properties draw:marker-end="Pontas_20_das_20_setas_20_41" draw:marker-end-width="0.3cm" draw:fill="none" draw:textarea-vertical-align="middle"/>
    </style:style>
    <style:style style:name="gr37" style:family="graphic" style:parent-style-name="objectwithoutfill">
      <style:graphic-properties draw:marker-end="Pontas_20_das_20_setas_20_42" draw:marker-end-width="0.3cm" draw:fill="none" draw:textarea-vertical-align="middle"/>
    </style:style>
    <style:style style:name="gr38" style:family="graphic" style:parent-style-name="objectwithoutfill">
      <style:graphic-properties draw:marker-end="Pontas_20_das_20_setas_20_43" draw:marker-end-width="0.3cm" draw:fill="none" draw:textarea-vertical-align="middle"/>
    </style:style>
    <style:style style:name="gr39" style:family="graphic" style:parent-style-name="objectwithoutfill">
      <style:graphic-properties draw:marker-end="Pontas_20_das_20_setas_20_44" draw:marker-end-width="0.3cm" draw:fill="none" draw:textarea-vertical-align="middle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objectwithoutfill">
      <style:graphic-properties draw:marker-end="Pontas_20_das_20_setas_20_46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-color="#dddddd"/>
      <style:paragraph-properties fo:text-align="center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3.75cm" svg:height="1.5cm" svg:x="2.9cm" svg:y="0.6cm">
          <text:p text:style-name="P1">Digite o valor de gama = input 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1" xml:id="id2" draw:id="id2" draw:layer="layout" svg:width="7.75cm" svg:height="2.5cm" svg:x="1.15cm" svg:y="2.6cm">
          <text:p text:style-name="P1">Parâmetros ajustados:</text:p>
          <text:p text:style-name="P1">E_inicial = -1;</text:p>
          <text:p text:style-name="P1">delta_E = 0.001;</text:p>
          <text:p text:style-name="P1">n= 0 a 5.</text:p>
          <text:p text:style-name="P1">P= false e Q = false 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2" draw:layer="layout" draw:type="line" svg:x1="4.775cm" svg:y1="1.982cm" svg:x2="5.025cm" svg:y2="2.6cm" draw:start-shape="id1" draw:start-glue-point="6" draw:end-shape="id2" draw:end-glue-point="4" svg:d="M4775 1982l250 618" svg:viewBox="0 0 251 619">
          <text:p/>
        </draw:connector>
        <draw:custom-shape draw:style-name="gr4" draw:text-style-name="P1" xml:id="id3" draw:id="id3" draw:layer="layout" svg:width="3.8cm" svg:height="0.65cm" svg:x="3.15cm" svg:y="7.9cm">
          <text:p text:style-name="P1">E = E + delta_E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6.95cm" svg:y1="8.225cm" svg:x2="7.8cm" svg:y2="8.25cm" draw:start-shape="id3" draw:start-glue-point="1" draw:end-shape="id4" draw:end-glue-point="5" svg:d="M6950 8225l850 25" svg:viewBox="0 0 851 26">
          <text:p/>
        </draw:connector>
        <draw:custom-shape draw:style-name="gr6" draw:text-style-name="P1" xml:id="id5" draw:id="id5" draw:layer="layout" svg:width="6.5cm" svg:height="1.1cm" svg:x="6.5cm" svg:y="9.4cm">
          <text:p text:style-name="P1">Calculo dos limites de integração a e b, usando o método direto 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9.75cm" svg:y1="10.5cm" svg:x2="9.75cm" svg:y2="10.95cm" draw:start-shape="id5" draw:start-glue-point="2" draw:end-shape="id6" draw:end-glue-point="0" svg:d="M9750 10500v450" svg:viewBox="0 0 1 451">
          <text:p/>
        </draw:connector>
        <draw:custom-shape draw:style-name="gr8" draw:text-style-name="P1" xml:id="id6" draw:id="id6" draw:layer="layout" svg:width="4cm" svg:height="1cm" svg:x="7.75cm" svg:y="10.95cm">
          <text:p text:style-name="P1">Integral usando o método de Simpson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9.75cm" svg:y1="11.95cm" svg:x2="9.75cm" svg:y2="12.35cm" draw:start-shape="id6" draw:start-glue-point="2" draw:end-shape="id7" draw:end-glue-point="0" svg:d="M9750 11950v400" svg:viewBox="0 0 1 401">
          <text:p/>
        </draw:connector>
        <draw:custom-shape draw:style-name="gr10" draw:text-style-name="P4" xml:id="id7" draw:id="id7" draw:layer="layout" svg:width="5.8cm" svg:height="1.15cm" svg:x="6.85cm" svg:y="12.35cm">
          <text:p text:style-name="P3"><text:span text:style-name="T1"><text:s/></text:span><text:span text:style-name="T1">Condição: </text:span></text:p>
          <text:p text:style-name="P3">Integral – (n+1/2)pi/Gamma</text:p>
          <draw:enhanced-geometry svg:viewBox="0 0 21600 21600" draw:type="rectangle" draw:enhanced-path="M 0 0 L 21600 0 21600 21600 0 21600 0 0 Z N"/>
        </draw:custom-shape>
        <draw:custom-shape draw:style-name="gr11" draw:text-style-name="P1" xml:id="id8" draw:id="id8" draw:layer="layout" svg:width="4cm" svg:height="1.65cm" svg:x="7.75cm" svg:y="14cm">
          <text:p text:style-name="P1">Condição &gt;</text:p>
          <text:p text:style-name="P1">0.00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2" draw:layer="layout" draw:type="line" svg:x1="9.75cm" svg:y1="13.5cm" svg:x2="9.75cm" svg:y2="14cm" draw:start-shape="id7" draw:start-glue-point="2" draw:end-shape="id8" draw:end-glue-point="4" svg:d="M9750 13500v500" svg:viewBox="0 0 1 501">
          <text:p/>
        </draw:connector>
        <draw:custom-shape draw:style-name="gr13" draw:text-style-name="P1" xml:id="id19" draw:id="id19" draw:layer="layout" svg:width="3.3cm" svg:height="0.9cm" svg:x="1.25cm" svg:y="14.4cm">
          <text:p text:style-name="P1">E = E - 2*delta_E</text:p>
          <draw:enhanced-geometry svg:viewBox="0 0 21600 21600" draw:type="rectangle" draw:enhanced-path="M 0 0 L 21600 0 21600 21600 0 21600 0 0 Z N"/>
        </draw:custom-shape>
        <draw:custom-shape draw:style-name="gr14" draw:text-style-name="P1" xml:id="id22" draw:id="id22" draw:layer="layout" svg:width="4.5cm" svg:height="1.85cm" svg:x="7.5cm" svg:y="16.7cm">
          <text:p text:style-name="P1">condição &gt;</text:p>
          <text:p text:style-name="P1">-0.01 <text:s/>&amp;&amp;</text:p>
          <text:p text:style-name="P1"><text:s/>Q == false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18" draw:id="id18" draw:layer="layout" svg:width="4.25cm" svg:height="1.5cm" svg:x="0.95cm" svg:y="16.9cm">
          <text:p text:style-name="P1">delta_E = delta_E/10</text:p>
          <text:p text:style-name="P1">Condição =1</text:p>
          <text:p text:style-name="P1">Q = True</text:p>
          <draw:enhanced-geometry svg:viewBox="0 0 21600 21600" draw:type="rectangle" draw:enhanced-path="M 0 0 L 21600 0 21600 21600 0 21600 0 0 Z N"/>
        </draw:custom-shape>
        <draw:custom-shape draw:style-name="gr16" draw:text-style-name="P1" xml:id="id26" draw:id="id26" draw:layer="layout" svg:width="4.4cm" svg:height="2cm" svg:x="7.5cm" svg:y="19.5cm">
          <text:p text:style-name="P1">condição &gt;</text:p>
          <text:p text:style-name="P1">-0.001 <text:s/>&amp;&amp; </text:p>
          <text:p text:style-name="P1">P==false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17" draw:id="id17" draw:layer="layout" svg:width="4.25cm" svg:height="1.5cm" svg:x="0.75cm" svg:y="19.8cm">
          <text:p text:style-name="P1">delta_E = delta_E/2</text:p>
          <text:p text:style-name="P1">Condição =1</text:p>
          <text:p text:style-name="P1">P = True</text:p>
          <draw:enhanced-geometry svg:viewBox="0 0 21600 21600" draw:type="rectangle" draw:enhanced-path="M 0 0 L 21600 0 21600 21600 0 21600 0 0 Z N"/>
        </draw:custom-shape>
        <draw:custom-shape draw:style-name="gr17" draw:text-style-name="P1" xml:id="id30" draw:id="id30" draw:layer="layout" svg:width="4cm" svg:height="1.5cm" svg:x="7.75cm" svg:y="22.5cm">
          <text:p text:style-name="P1">condição == </text:p>
          <text:p text:style-name="P1">n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4" draw:id="id4" draw:layer="layout" svg:width="3.85cm" svg:height="1.2cm" svg:x="7.8cm" svg:y="7.65cm">
          <text:p text:style-name="P1">E &gt; -0.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2" draw:layer="layout" draw:type="line" svg:x1="9.725cm" svg:y1="8.85cm" svg:x2="9.75cm" svg:y2="9.4cm" draw:start-shape="id4" draw:start-glue-point="6" draw:end-shape="id5" draw:end-glue-point="0" svg:d="M9725 8850l25 550" svg:viewBox="0 0 26 551">
          <text:p/>
        </draw:connector>
        <draw:custom-shape draw:style-name="gr20" draw:text-style-name="P1" xml:id="id9" draw:id="id9" draw:layer="layout" svg:width="2.5cm" svg:height="1.25cm" svg:x="15.7cm" svg:y="7.6cm">
          <text:p text:style-name="P1">Fim do loo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2" draw:layer="layout" draw:type="line" svg:x1="11.65cm" svg:y1="8.25cm" svg:x2="15.7cm" svg:y2="8.225cm" draw:start-shape="id4" draw:start-glue-point="7" draw:end-shape="id9" draw:end-glue-point="5" svg:d="M11650 8250l4050-25" svg:viewBox="0 0 4051 26">
          <text:p/>
        </draw:connector>
        <draw:custom-shape draw:style-name="gr22" draw:text-style-name="P1" xml:id="id32" draw:id="id32" draw:layer="layout" svg:width="3.95cm" svg:height="1.45cm" svg:x="7.8cm" svg:y="25.15cm">
          <text:p text:style-name="P1">condição &lt; </text:p>
          <text:p text:style-name="P1">0.000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" xml:id="id10" draw:id="id10" draw:layer="layout" svg:width="1.75cm" svg:height="1cm" svg:x="16.05cm" svg:y="5.45cm">
          <text:p text:style-name="P1">n= n+1</text:p>
          <draw:enhanced-geometry svg:viewBox="0 0 21600 21600" draw:type="rectangle" draw:enhanced-path="M 0 0 L 21600 0 21600 21600 0 21600 0 0 Z N"/>
        </draw:custom-shape>
        <draw:connector draw:style-name="gr24" draw:text-style-name="P2" draw:layer="layout" draw:type="line" svg:x1="16.95cm" svg:y1="7.6cm" svg:x2="16.925cm" svg:y2="6.45cm" draw:start-shape="id9" draw:start-glue-point="4" draw:end-shape="id10" draw:end-glue-point="2" svg:d="M16950 7600l-25-1150" svg:viewBox="0 0 26 1151">
          <text:p/>
        </draw:connector>
        <draw:custom-shape draw:style-name="gr25" draw:text-style-name="P1" xml:id="id34" draw:id="id34" draw:layer="layout" svg:width="4.3cm" svg:height="1.45cm" svg:x="14.7cm" svg:y="25cm">
          <text:p text:style-name="P1">Salvar os valores de:</text:p>
          <text:p text:style-name="P1">n, <text:s/>E_n, Integral </text:p>
          <draw:enhanced-geometry svg:viewBox="0 0 21600 21600" draw:type="rectangle" draw:enhanced-path="M 0 0 L 21600 0 21600 21600 0 21600 0 0 Z N"/>
        </draw:custom-shape>
        <draw:custom-shape draw:style-name="gr26" draw:text-style-name="P1" xml:id="id11" draw:id="id11" draw:layer="layout" svg:width="2.45cm" svg:height="1cm" svg:x="3.8cm" svg:y="5.5cm">
          <text:p text:style-name="P1">n&lt;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2" draw:layer="layout" draw:type="line" svg:x1="5.025cm" svg:y1="5.1cm" svg:x2="5.025cm" svg:y2="5.5cm" draw:start-shape="id2" draw:start-glue-point="6" draw:end-shape="id11" draw:end-glue-point="4" svg:d="M5025 5100v400" svg:viewBox="0 0 1 401">
          <text:p/>
        </draw:connector>
        <draw:connector draw:style-name="gr28" draw:text-style-name="P2" draw:layer="layout" draw:type="line" svg:x1="5.025cm" svg:y1="7.45cm" svg:x2="5.05cm" svg:y2="7.9cm" draw:start-shape="id12" draw:start-glue-point="2" draw:end-shape="id3" draw:end-glue-point="0" svg:d="M5025 7450l25 450" svg:viewBox="0 0 26 451">
          <text:p/>
        </draw:connector>
        <draw:custom-shape draw:style-name="gr29" draw:text-style-name="P5" xml:id="id12" draw:id="id12" draw:layer="layout" svg:width="1.25cm" svg:height="0.5cm" svg:x="4.4cm" svg:y="6.95cm">
          <text:p text:style-name="P1">Sim</text:p>
          <draw:enhanced-geometry svg:viewBox="0 0 21600 21600" draw:type="rectangle" draw:enhanced-path="M 0 0 L 21600 0 21600 21600 0 21600 0 0 Z N"/>
        </draw:custom-shape>
        <draw:connector draw:style-name="gr30" draw:text-style-name="P2" draw:layer="layout" draw:type="line" svg:x1="5.025cm" svg:y1="6.5cm" svg:x2="5.025cm" svg:y2="6.95cm" draw:start-shape="id11" draw:start-glue-point="6" draw:end-shape="id12" draw:end-glue-point="0" svg:d="M5025 6500v450" svg:viewBox="0 0 1 451">
          <text:p/>
        </draw:connector>
        <draw:custom-shape draw:style-name="gr29" draw:text-style-name="P5" xml:id="id13" draw:id="id13" draw:layer="layout" svg:width="1.25cm" svg:height="0.5cm" svg:x="13.25cm" svg:y="1.75cm">
          <text:p text:style-name="P1">Não</text:p>
          <draw:enhanced-geometry svg:viewBox="0 0 21600 21600" draw:type="rectangle" draw:enhanced-path="M 0 0 L 21600 0 21600 21600 0 21600 0 0 Z N"/>
        </draw:custom-shape>
        <draw:custom-shape draw:style-name="gr31" draw:text-style-name="P1" xml:id="id14" draw:id="id14" draw:layer="layout" svg:width="3.25cm" svg:height="1.5cm" svg:x="16.75cm" svg:y="1.25cm">
          <text:p text:style-name="P1">FIM!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xml:id="id20" draw:id="id20" draw:layer="layout" svg:width="1.25cm" svg:height="0.5cm" svg:x="5.45cm" svg:y="14.55cm">
          <text:p text:style-name="P1">Sim</text:p>
          <draw:enhanced-geometry svg:viewBox="0 0 21600 21600" draw:type="rectangle" draw:enhanced-path="M 0 0 L 21600 0 21600 21600 0 21600 0 0 Z N"/>
        </draw:custom-shape>
        <draw:custom-shape draw:style-name="gr29" draw:text-style-name="P5" xml:id="id23" draw:id="id23" draw:layer="layout" svg:width="1.25cm" svg:height="0.5cm" svg:x="5.8cm" svg:y="17.35cm">
          <text:p text:style-name="P1">Sim</text:p>
          <draw:enhanced-geometry svg:viewBox="0 0 21600 21600" draw:type="rectangle" draw:enhanced-path="M 0 0 L 21600 0 21600 21600 0 21600 0 0 Z N"/>
        </draw:custom-shape>
        <draw:custom-shape draw:style-name="gr29" draw:text-style-name="P5" xml:id="id28" draw:id="id28" draw:layer="layout" svg:width="1.25cm" svg:height="0.5cm" svg:x="5.35cm" svg:y="20.3cm">
          <text:p text:style-name="P1">Sim</text:p>
          <draw:enhanced-geometry svg:viewBox="0 0 21600 21600" draw:type="rectangle" draw:enhanced-path="M 0 0 L 21600 0 21600 21600 0 21600 0 0 Z N"/>
        </draw:custom-shape>
        <draw:custom-shape draw:style-name="gr29" draw:text-style-name="P5" xml:id="id16" draw:id="id16" draw:layer="layout" svg:width="1.25cm" svg:height="0.5cm" svg:x="5.15cm" svg:y="23.05cm">
          <text:p text:style-name="P1">Sim</text:p>
          <draw:enhanced-geometry svg:viewBox="0 0 21600 21600" draw:type="rectangle" draw:enhanced-path="M 0 0 L 21600 0 21600 21600 0 21600 0 0 Z N"/>
        </draw:custom-shape>
        <draw:custom-shape draw:style-name="gr29" draw:text-style-name="P5" xml:id="id15" draw:id="id15" draw:layer="layout" svg:width="1.25cm" svg:height="0.5cm" svg:x="5cm" svg:y="25.6cm">
          <text:p text:style-name="P1">Sim</text:p>
          <draw:enhanced-geometry svg:viewBox="0 0 21600 21600" draw:type="rectangle" draw:enhanced-path="M 0 0 L 21600 0 21600 21600 0 21600 0 0 Z N"/>
        </draw:custom-shape>
        <draw:connector draw:style-name="gr32" draw:text-style-name="P2" draw:layer="layout" draw:type="lines" draw:line-skew="3.798cm -0.249cm" svg:x1="6.25cm" svg:y1="6cm" svg:x2="13.25cm" svg:y2="2cm" draw:start-shape="id11" draw:start-glue-point="7" draw:end-shape="id13" draw:end-glue-point="3" svg:d="M6250 6000h4300l1950-4000h750" svg:viewBox="0 0 7001 4001">
          <text:p/>
        </draw:connector>
        <draw:custom-shape draw:style-name="gr29" draw:text-style-name="P5" xml:id="id21" draw:id="id21" draw:layer="layout" svg:width="1.25cm" svg:height="0.5cm" svg:x="9.1cm" svg:y="15.9cm">
          <text:p text:style-name="P1">Não</text:p>
          <draw:enhanced-geometry svg:viewBox="0 0 21600 21600" draw:type="rectangle" draw:enhanced-path="M 0 0 L 21600 0 21600 21600 0 21600 0 0 Z N"/>
        </draw:custom-shape>
        <draw:custom-shape draw:style-name="gr29" draw:text-style-name="P5" xml:id="id24" draw:id="id24" draw:layer="layout" svg:width="1.25cm" svg:height="0.5cm" svg:x="9.05cm" svg:y="18.8cm">
          <text:p text:style-name="P1">Não</text:p>
          <draw:enhanced-geometry svg:viewBox="0 0 21600 21600" draw:type="rectangle" draw:enhanced-path="M 0 0 L 21600 0 21600 21600 0 21600 0 0 Z N"/>
        </draw:custom-shape>
        <draw:custom-shape draw:style-name="gr29" draw:text-style-name="P5" xml:id="id29" draw:id="id29" draw:layer="layout" svg:width="1.25cm" svg:height="0.5cm" svg:x="9.1cm" svg:y="21.75cm">
          <text:p text:style-name="P1">Não</text:p>
          <draw:enhanced-geometry svg:viewBox="0 0 21600 21600" draw:type="rectangle" draw:enhanced-path="M 0 0 L 21600 0 21600 21600 0 21600 0 0 Z N"/>
        </draw:custom-shape>
        <draw:custom-shape draw:style-name="gr29" draw:text-style-name="P5" xml:id="id31" draw:id="id31" draw:layer="layout" svg:width="1.25cm" svg:height="0.5cm" svg:x="9.1cm" svg:y="24.25cm">
          <text:p text:style-name="P1">Não</text:p>
          <draw:enhanced-geometry svg:viewBox="0 0 21600 21600" draw:type="rectangle" draw:enhanced-path="M 0 0 L 21600 0 21600 21600 0 21600 0 0 Z N"/>
        </draw:custom-shape>
        <draw:custom-shape draw:style-name="gr29" draw:text-style-name="P5" xml:id="id33" draw:id="id33" draw:layer="layout" svg:width="1.25cm" svg:height="0.5cm" svg:x="12.5cm" svg:y="25.5cm">
          <text:p text:style-name="P1">Não</text:p>
          <draw:enhanced-geometry svg:viewBox="0 0 21600 21600" draw:type="rectangle" draw:enhanced-path="M 0 0 L 21600 0 21600 21600 0 21600 0 0 Z N"/>
        </draw:custom-shape>
        <draw:connector draw:style-name="gr33" draw:text-style-name="P2" draw:layer="layout" draw:type="line" svg:x1="14.5cm" svg:y1="2cm" svg:x2="16.75cm" svg:y2="2cm" draw:start-shape="id13" draw:start-glue-point="1" draw:end-shape="id14" draw:end-glue-point="6" svg:d="M14500 2000h2250" svg:viewBox="0 0 2251 1">
          <text:p/>
        </draw:connector>
        <draw:connector draw:style-name="gr34" draw:text-style-name="P2" draw:layer="layout" svg:x1="16.925cm" svg:y1="5.45cm" svg:x2="8.9cm" svg:y2="3.85cm" draw:start-shape="id10" draw:start-glue-point="0" draw:end-shape="id2" draw:end-glue-point="7" svg:d="M16925 5450v-1600h-8025" svg:viewBox="0 0 8026 1601">
          <text:p/>
        </draw:connector>
        <draw:connector draw:style-name="gr35" draw:text-style-name="P2" draw:layer="layout" draw:line-skew="-0.149cm" svg:x1="5cm" svg:y1="25.85cm" svg:x2="1.15cm" svg:y2="3.85cm" draw:start-shape="id15" draw:start-glue-point="3" draw:end-shape="id2" draw:end-glue-point="5" svg:d="M5000 25850h-4500v-22000h650" svg:viewBox="0 0 4501 22001">
          <text:p/>
        </draw:connector>
        <draw:connector draw:style-name="gr36" draw:text-style-name="P2" draw:layer="layout" draw:line-skew="-0.149cm" svg:x1="5.15cm" svg:y1="23.3cm" svg:x2="1.15cm" svg:y2="3.85cm" draw:start-shape="id16" draw:start-glue-point="3" draw:end-shape="id2" draw:end-glue-point="5" svg:d="M5150 23300h-4650v-19450h650" svg:viewBox="0 0 4651 19451">
          <text:p/>
        </draw:connector>
        <draw:connector draw:style-name="gr37" draw:text-style-name="P2" draw:layer="layout" draw:line-skew="0.251cm" svg:x1="0.75cm" svg:y1="20.55cm" svg:x2="1.15cm" svg:y2="3.85cm" draw:start-shape="id17" draw:start-glue-point="3" draw:end-shape="id2" draw:end-glue-point="5" svg:d="M750 20550h-250v-16700h650" svg:viewBox="0 0 651 16701">
          <text:p/>
        </draw:connector>
        <draw:connector draw:style-name="gr38" draw:text-style-name="P2" draw:layer="layout" svg:x1="0.95cm" svg:y1="17.65cm" svg:x2="1.15cm" svg:y2="3.85cm" draw:start-shape="id18" draw:start-glue-point="3" draw:end-shape="id2" draw:end-glue-point="5" svg:d="M950 17650h-501v-13800h701" svg:viewBox="0 0 702 13801">
          <text:p/>
        </draw:connector>
        <draw:connector draw:style-name="gr39" draw:text-style-name="P2" draw:layer="layout" draw:line-skew="-0.149cm" svg:x1="1.25cm" svg:y1="14.85cm" svg:x2="1.15cm" svg:y2="3.85cm" draw:start-shape="id19" draw:start-glue-point="3" draw:end-shape="id2" draw:end-glue-point="5" svg:d="M1250 14850h-750v-11000h650" svg:viewBox="0 0 751 11001">
          <text:p/>
        </draw:connector>
        <draw:connector draw:style-name="gr40" draw:text-style-name="P2" draw:layer="layout" draw:type="line" svg:x1="5.45cm" svg:y1="14.8cm" svg:x2="4.55cm" svg:y2="14.85cm" draw:start-shape="id20" draw:start-glue-point="3" draw:end-shape="id19" draw:end-glue-point="1" svg:d="M5450 14800l-900 50" svg:viewBox="0 0 901 51">
          <text:p/>
        </draw:connector>
        <draw:connector draw:style-name="gr40" draw:text-style-name="P2" draw:layer="layout" draw:type="line" svg:x1="7.75cm" svg:y1="14.825cm" svg:x2="6.7cm" svg:y2="14.8cm" draw:start-shape="id8" draw:start-glue-point="5" draw:end-shape="id20" draw:end-glue-point="1" svg:d="M7750 14825l-1050-25" svg:viewBox="0 0 1051 26">
          <text:p/>
        </draw:connector>
        <draw:connector draw:style-name="gr40" draw:text-style-name="P2" draw:layer="layout" draw:type="line" svg:x1="9.75cm" svg:y1="15.65cm" svg:x2="9.725cm" svg:y2="15.9cm" draw:start-shape="id8" draw:start-glue-point="6" draw:end-shape="id21" draw:end-glue-point="0" svg:d="M9750 15650l-25 250" svg:viewBox="0 0 26 251">
          <text:p/>
        </draw:connector>
        <draw:connector draw:style-name="gr40" draw:text-style-name="P2" draw:layer="layout" draw:type="line" svg:x1="9.725cm" svg:y1="16.4cm" svg:x2="9.75cm" svg:y2="16.7cm" draw:start-shape="id21" draw:start-glue-point="2" draw:end-shape="id22" draw:end-glue-point="4" svg:d="M9725 16400l25 300" svg:viewBox="0 0 26 301">
          <text:p/>
        </draw:connector>
        <draw:connector draw:style-name="gr40" draw:text-style-name="P2" draw:layer="layout" draw:type="line" svg:x1="7.5cm" svg:y1="17.625cm" svg:x2="7.05cm" svg:y2="17.6cm" draw:start-shape="id22" draw:start-glue-point="5" draw:end-shape="id23" draw:end-glue-point="1" svg:d="M7500 17625l-450-25" svg:viewBox="0 0 451 26">
          <text:p/>
        </draw:connector>
        <draw:connector draw:style-name="gr40" draw:text-style-name="P2" draw:layer="layout" draw:type="line" svg:x1="5.8cm" svg:y1="17.6cm" svg:x2="5.2cm" svg:y2="17.65cm" draw:start-shape="id23" draw:start-glue-point="3" draw:end-shape="id18" draw:end-glue-point="1" svg:d="M5800 17600l-600 50" svg:viewBox="0 0 601 51">
          <text:p/>
        </draw:connector>
        <draw:connector draw:style-name="gr40" draw:text-style-name="P2" xml:id="id25" draw:id="id25" draw:layer="layout" draw:type="line" svg:x1="9.675cm" svg:y1="18.8cm" svg:x2="9.675cm" svg:y2="18.8cm" draw:start-shape="id24" draw:start-glue-point="0" draw:end-shape="id24" draw:end-glue-point="0" svg:d="M9675 18800z" svg:viewBox="0 0 1 1">
          <text:p/>
        </draw:connector>
        <draw:connector draw:style-name="gr40" draw:text-style-name="P2" xml:id="id27" draw:id="id27" draw:layer="layout" draw:type="line" svg:x1="9.775cm" svg:y1="18.8cm" svg:x2="9.775cm" svg:y2="18.8cm" draw:start-shape="id25" draw:start-glue-point="0" draw:end-shape="id25" draw:end-glue-point="0" svg:d="M9775 18800z" svg:viewBox="0 0 1 1">
          <text:p/>
        </draw:connector>
        <draw:connector draw:style-name="gr40" draw:text-style-name="P2" draw:layer="layout" draw:type="line" svg:x1="9.7cm" svg:y1="19.5cm" svg:x2="9.675cm" svg:y2="19.3cm" draw:start-shape="id26" draw:start-glue-point="4" draw:end-shape="id24" draw:end-glue-point="2" svg:d="M9700 19500l-25-200" svg:viewBox="0 0 26 201">
          <text:p/>
        </draw:connector>
        <draw:connector draw:style-name="gr40" draw:text-style-name="P2" draw:layer="layout" draw:type="line" svg:x1="9.775cm" svg:y1="18.8cm" svg:x2="9.75cm" svg:y2="18.55cm" draw:start-shape="id27" draw:start-glue-point="0" draw:end-shape="id22" draw:end-glue-point="6" svg:d="M9775 18800l-25-250" svg:viewBox="0 0 26 251">
          <text:p/>
        </draw:connector>
        <draw:connector draw:style-name="gr40" draw:text-style-name="P2" draw:layer="layout" draw:type="line" svg:x1="7.5cm" svg:y1="20.5cm" svg:x2="6.6cm" svg:y2="20.55cm" draw:start-shape="id26" draw:start-glue-point="5" draw:end-shape="id28" draw:end-glue-point="1" svg:d="M7500 20500l-900 50" svg:viewBox="0 0 901 51">
          <text:p/>
        </draw:connector>
        <draw:connector draw:style-name="gr40" draw:text-style-name="P2" draw:layer="layout" draw:type="line" svg:x1="5cm" svg:y1="20.55cm" svg:x2="5.35cm" svg:y2="20.55cm" draw:start-shape="id17" draw:start-glue-point="1" draw:end-shape="id28" draw:end-glue-point="3" svg:d="M5000 20550h350" svg:viewBox="0 0 351 1">
          <text:p/>
        </draw:connector>
        <draw:connector draw:style-name="gr40" draw:text-style-name="P2" draw:layer="layout" draw:type="line" svg:x1="9.7cm" svg:y1="21.5cm" svg:x2="9.725cm" svg:y2="21.75cm" draw:start-shape="id26" draw:start-glue-point="6" draw:end-shape="id29" draw:end-glue-point="0" svg:d="M9700 21500l25 250" svg:viewBox="0 0 26 251">
          <text:p/>
        </draw:connector>
        <draw:connector draw:style-name="gr40" draw:text-style-name="P2" draw:layer="layout" draw:type="line" svg:x1="9.725cm" svg:y1="22.25cm" svg:x2="9.75cm" svg:y2="22.5cm" draw:start-shape="id29" draw:start-glue-point="2" draw:end-shape="id30" draw:end-glue-point="4" svg:d="M9725 22250l25 250" svg:viewBox="0 0 26 251">
          <text:p/>
        </draw:connector>
        <draw:connector draw:style-name="gr40" draw:text-style-name="P2" draw:layer="layout" draw:type="line" svg:x1="7.75cm" svg:y1="23.25cm" svg:x2="6.4cm" svg:y2="23.3cm" draw:start-shape="id30" draw:start-glue-point="5" draw:end-shape="id16" draw:end-glue-point="1" svg:d="M7750 23250l-1350 50" svg:viewBox="0 0 1351 51">
          <text:p/>
        </draw:connector>
        <draw:connector draw:style-name="gr40" draw:text-style-name="P2" draw:layer="layout" draw:type="line" svg:x1="9.75cm" svg:y1="24cm" svg:x2="9.725cm" svg:y2="24.25cm" draw:start-shape="id30" draw:start-glue-point="6" draw:end-shape="id31" draw:end-glue-point="0" svg:d="M9750 24000l-25 250" svg:viewBox="0 0 26 251">
          <text:p/>
        </draw:connector>
        <draw:connector draw:style-name="gr40" draw:text-style-name="P2" draw:layer="layout" draw:type="line" svg:x1="9.725cm" svg:y1="24.75cm" svg:x2="9.775cm" svg:y2="25.15cm" draw:start-shape="id31" draw:start-glue-point="2" draw:end-shape="id32" draw:end-glue-point="4" svg:d="M9725 24750l50 400" svg:viewBox="0 0 51 401">
          <text:p/>
        </draw:connector>
        <draw:connector draw:style-name="gr40" draw:text-style-name="P2" draw:layer="layout" draw:type="line" svg:x1="7.8cm" svg:y1="25.875cm" svg:x2="6.25cm" svg:y2="25.85cm" draw:start-shape="id32" draw:start-glue-point="5" draw:end-shape="id15" draw:end-glue-point="1" svg:d="M7800 25875l-1550-25" svg:viewBox="0 0 1551 26">
          <text:p/>
        </draw:connector>
        <draw:connector draw:style-name="gr40" draw:text-style-name="P2" draw:layer="layout" draw:type="line" svg:x1="11.75cm" svg:y1="25.875cm" svg:x2="12.5cm" svg:y2="25.75cm" draw:start-shape="id32" draw:start-glue-point="7" draw:end-shape="id33" draw:end-glue-point="3" svg:d="M11750 25875l750-125" svg:viewBox="0 0 751 126">
          <text:p/>
        </draw:connector>
        <draw:connector draw:style-name="gr40" draw:text-style-name="P2" draw:layer="layout" draw:type="line" svg:x1="13.75cm" svg:y1="25.75cm" svg:x2="14.7cm" svg:y2="25.725cm" draw:start-shape="id33" draw:start-glue-point="1" draw:end-shape="id34" draw:end-glue-point="3" svg:d="M13750 25750l950-25" svg:viewBox="0 0 951 26">
          <text:p/>
        </draw:connector>
        <draw:connector draw:style-name="gr41" draw:text-style-name="P2" draw:layer="layout" draw:type="line" svg:x1="16.85cm" svg:y1="25cm" svg:x2="16.95cm" svg:y2="8.85cm" draw:start-shape="id34" draw:start-glue-point="0" draw:end-shape="id9" draw:end-glue-point="6" svg:d="M16850 25000l100-16150" svg:viewBox="0 0 101 161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Normal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2" draw:display-name="Pontas das setas 2" svg:viewBox="0 0 20 20" svg:d="M0 20l10-20 10 20z"/>
    <draw:marker draw:name="Pontas_20_das_20_setas_20_20" draw:display-name="Pontas das setas 20" svg:viewBox="0 0 20 20" svg:d="M0 20l10-20 10 20z"/>
    <draw:marker draw:name="Pontas_20_das_20_setas_20_22" draw:display-name="Pontas das setas 22" svg:viewBox="0 0 20 20" svg:d="M0 20l10-20 10 20z"/>
    <draw:marker draw:name="Pontas_20_das_20_setas_20_26" draw:display-name="Pontas das setas 26" svg:viewBox="0 0 20 20" svg:d="M0 20l10-20 10 20z"/>
    <draw:marker draw:name="Pontas_20_das_20_setas_20_30" draw:display-name="Pontas das setas 30" svg:viewBox="0 0 20 20" svg:d="M0 20l10-20 10 20z"/>
    <draw:marker draw:name="Pontas_20_das_20_setas_20_31" draw:display-name="Pontas das setas 31" svg:viewBox="0 0 20 20" svg:d="M0 20l10-20 10 20z"/>
    <draw:marker draw:name="Pontas_20_das_20_setas_20_32" draw:display-name="Pontas das setas 32" svg:viewBox="0 0 20 20" svg:d="M0 20l10-20 10 20z"/>
    <draw:marker draw:name="Pontas_20_das_20_setas_20_37" draw:display-name="Pontas das setas 37" svg:viewBox="0 0 20 20" svg:d="M0 20l10-20 10 20z"/>
    <draw:marker draw:name="Pontas_20_das_20_setas_20_38" draw:display-name="Pontas das setas 38" svg:viewBox="0 0 20 20" svg:d="M0 20l10-20 10 20z"/>
    <draw:marker draw:name="Pontas_20_das_20_setas_20_39" draw:display-name="Pontas das setas 39" svg:viewBox="0 0 20 20" svg:d="M0 20l10-20 10 20z"/>
    <draw:marker draw:name="Pontas_20_das_20_setas_20_4" draw:display-name="Pontas das setas 4" svg:viewBox="0 0 20 20" svg:d="M0 20l10-20 10 20z"/>
    <draw:marker draw:name="Pontas_20_das_20_setas_20_40" draw:display-name="Pontas das setas 40" svg:viewBox="0 0 20 20" svg:d="M0 20l10-20 10 20z"/>
    <draw:marker draw:name="Pontas_20_das_20_setas_20_41" draw:display-name="Pontas das setas 41" svg:viewBox="0 0 20 20" svg:d="M0 20l10-20 10 20z"/>
    <draw:marker draw:name="Pontas_20_das_20_setas_20_42" draw:display-name="Pontas das setas 42" svg:viewBox="0 0 20 20" svg:d="M0 20l10-20 10 20z"/>
    <draw:marker draw:name="Pontas_20_das_20_setas_20_43" draw:display-name="Pontas das setas 43" svg:viewBox="0 0 20 20" svg:d="M0 20l10-20 10 20z"/>
    <draw:marker draw:name="Pontas_20_das_20_setas_20_44" draw:display-name="Pontas das setas 44" svg:viewBox="0 0 20 20" svg:d="M0 20l10-20 10 20z"/>
    <draw:marker draw:name="Pontas_20_das_20_setas_20_45" draw:display-name="Pontas das setas 45" svg:viewBox="0 0 20 20" svg:d="M0 20l10-20 10 20z"/>
    <draw:marker draw:name="Pontas_20_das_20_setas_20_46" draw:display-name="Pontas das setas 46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" fo:font-family="'Times New Roman'" style:font-style-name="Normal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4T12:20:39.824000000</meta:creation-date>
    <dc:date>2022-09-04T14:20:35.458000000</dc:date>
    <meta:editing-duration>PT14M37S</meta:editing-duration>
    <meta:editing-cycles>2</meta:editing-cycles>
    <meta:generator>LibreOffice/7.3.3.2$Windows_X86_64 LibreOffice_project/d1d0ea68f081ee2800a922cac8f79445e4603348</meta:generator>
    <meta:document-statistic meta:object-count="72"/>
  </office:meta>
</office:document-meta>
</file>